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style:style>
    <style:style style:name="P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3907"/>
    </style:style>
    <style:style style:name="T4" style:family="text">
      <style:text-properties style:text-underline-style="none" officeooo:rsid="00077af6"/>
    </style:style>
    <style:style style:name="T5" style:family="text">
      <style:text-properties style:text-underline-style="none" officeooo:rsid="000826d2"/>
    </style:style>
    <style:style style:name="T6" style:family="text">
      <style:text-properties officeooo:rsid="00082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1"><text:s/></text:p>
      <text:p text:style-name="P1"><text:s/>- Se asume que lo que se recibe por línea de comandos son enteros</text:p>
      <text:p text:style-name="P1"><text:s/></text:p>
      <text:p text:style-name="P3">Estructuras <text:s/><text:span text:style-name="T6">y algoritmos </text:span>principales utilizad<text:span text:style-name="T6">o</text:span>s:</text:p>
      <text:p text:style-name="P6"><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6"><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6"><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6"><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6"><text:s/>Además de esto, el header contiene las funciones principales que dan su funcionalidad a la cadena. La función de validación de la cadena, el añadido, la remoción y la búsqueda de nodos y el hasheo como más importantes.</text:p>
      <text:p text:style-name="P6"><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6">Los algoritmos principales utilizados son simples pero puesto que son pertinentes a lo que se pide en el proyecto se hablará de ellos aquí.</text:p>
      <text:p text:style-name="P6"><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6">Entones, para cada elemento es:</text:p>
      <text:p text:style-name="P6"><text:s/>hashCode= 31*hashCode + elem.hashCode() * (balanceFactor + 2)</text:p>
      <text:p text:style-name="P6"><text:soft-page-break/><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6"><text:s/>la función validate checkea iterativamente que el hash del bloque n sea igual al hash del bloque <text:s text:c="3"/>n-1. Se trata simplemente de recorrer la cadena, por lo que esto es de orden n.</text:p>
      <text:p text:style-name="P6"><text:s/>La función modify toma como entrada el path de un archivo de modificación. En dicho archivo, se especifica el índice del bloque a modificar y el hash que se le desea asignar a dicho bloque.</text:p>
      <text:p text:style-name="P6"><text:s/><text:span text:style-name="T1">Problemas y decisiones tomadas:</text:span></text:p>
      <text:p text:style-name="P6"/>
      <text:p text:style-name="P6">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6"><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6"><text:s/>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6"><text:s/>Por estas razones se decide guardar el árbol en el header de la cadena y hacer las operaciones sobre este pero no guardar una copia de este en cada bloque individual.</text:p>
      <text:p text:style-name="P6"/>
      <text:p text:style-name="P6">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6"/>
      <text:p text:style-name="P6">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text:soft-page-break/>los bloques cuyas acciones modificaron al nodo. Tercera y final opción, construir la lista de índices simplemente recorriendo la cadena e identificando que acciones modificaron al nodo además de cerciorarse de que el nodo no fue eliminado.</text:p>
      <text:p text:style-name="P6"><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6"><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6"><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6"><text:s/>Se elige la segunda opción, puesto que a pesar de tener orden espacial mayor el ahorro en complejidad temporal lo hace superior a sus contrapartes.</text:p>
      <text:p text:style-name="P6"/>
      <text:p text:style-name="P6">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Conclusiones:</text:p>
      <text:p text:style-name="P5"><text:span text:style-name="T2"><text:s/>Para llevar a cabo este proyecto investigamos sobre el funcionamiento interno de BitCoin con la finalidad de aplicar esos conocimientos, cuando se pudiera, al trabajo práctico. </text:span><text:span text:style-name="T3">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4">tralización y el énfasis en privacidad y seguridad que tiene la moneda hacen de bitcoin, o las criptomonedas en general, un futuro prometedor para la economía mundial.</text:span></text:p>
      <text:p text:style-name="P5"><text:span text:style-name="T4"><text:s/></text:span><text:span text:style-name="T5">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2T14:00:15.821188083</dc:date>
    <meta:editing-duration>PT3M</meta:editing-duration>
    <meta:editing-cycles>2</meta:editing-cycles>
    <meta:document-statistic meta:table-count="0" meta:image-count="0" meta:object-count="0" meta:page-count="4" meta:paragraph-count="34" meta:word-count="1647" meta:character-count="9411" meta:non-whitespace-character-count="7770"/>
  </office:meta>
</office:document-meta>
</file>